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officeooo:rsid="001fd1b8" officeooo:paragraph-rsid="001fd1b8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215046" officeooo:paragraph-rsid="00215046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1e9d68" officeooo:paragraph-rsid="001e9d6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e9d68" officeooo:paragraph-rsid="001e9d6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e9d68" officeooo:paragraph-rsid="0021504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fd1b8" officeooo:paragraph-rsid="001fd1b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215046" officeooo:paragraph-rsid="0021504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234bfc" officeooo:paragraph-rsid="00234bf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28d9f1" officeooo:paragraph-rsid="0028d9f1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2b6f6e" officeooo:paragraph-rsid="002b6f6e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2pt" officeooo:paragraph-rsid="00215046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fd1b8" officeooo:paragraph-rsid="001fd1b8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215046" officeooo:paragraph-rsid="00215046" style:font-size-asian="12pt" style:font-weight-asian="normal" style:font-size-complex="12pt" style:font-weight-complex="normal"/>
    </style:style>
    <style:style style:name="T1" style:family="text">
      <style:text-properties officeooo:rsid="001fd1b8"/>
    </style:style>
    <style:style style:name="T2" style:family="text">
      <style:text-properties fo:font-weight="normal" officeooo:rsid="00215046" style:font-weight-asian="normal" style:font-weight-complex="normal"/>
    </style:style>
    <style:style style:name="T3" style:family="text">
      <style:text-properties officeooo:rsid="00215046"/>
    </style:style>
    <style:style style:name="T4" style:family="text">
      <style:text-properties officeooo:rsid="00234bfc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style:font-name="Liberation Serif" fo:font-size="12pt" officeooo:rsid="001fd1b8" style:font-size-asian="12pt" style:font-size-complex="12pt"/>
    </style:style>
    <style:style style:name="T7" style:family="text">
      <style:text-properties officeooo:rsid="0024a7f5"/>
    </style:style>
    <style:style style:name="T8" style:family="text">
      <style:text-properties officeooo:rsid="0029f336"/>
    </style:style>
    <style:style style:name="T9" style:family="text">
      <style:text-properties officeooo:rsid="002d8f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NCSERVER TUTORIAL</text:p>
      <text:p text:style-name="P4">1) vncserver is a program for remote managing. It <text:span text:style-name="T4">will be</text:span> useful if one want to check graphics results from any vnc-clients ( from smartphone ), <text:span text:style-name="T1">or simpy work remotely ( install on both sides ):</text:span></text:p>
      <text:p text:style-name="P5"><text:tab/><text:span text:style-name="T3">#sudo apt-get install libvncserver-dev xtightvncviewer xfce4 xfce4-goodies tightvncserver autocutsel<text:line-break/><text:tab/>autocutsel ensures proper clipboard pasting data from Windows client side on running Linux <text:tab/>server</text:span></text:p>
      <text:p text:style-name="P5"><text:tab/><text:span text:style-name="T7">first start of vncserver for providing connections passwords:</text:span></text:p>
      <text:p text:style-name="P5"><text:tab/><text:span text:style-name="T7">#vncserver &amp;&amp; vncserver -kill :1</text:span></text:p>
      <text:p text:style-name="P6">2) starting graphical server enables remote signing in to system from clients:</text:p>
      <text:p text:style-name="P6"><text:s text:c="2"/>sign in to remote system:</text:p>
      <text:p text:style-name="P1"><text:span text:style-name="T5"><text:tab/>#ssh </text:span><text:a xlink:type="simple" xlink:href="mailto:userName@IPv4Addr" text:style-name="Internet_20_link" text:visited-style-name="Visited_20_Internet_20_Link"><text:span text:style-name="T5">userName@IPv4Addr</text:span></text:a></text:p>
      <text:p text:style-name="P6"><text:s text:c="2"/>start remote graphical server:</text:p>
      <text:p text:style-name="P6"><text:tab/>#vncserver</text:p>
      <text:p text:style-name="P6"><text:s text:c="2"/>sign out:</text:p>
      <text:p text:style-name="P6"><text:tab/>#exit</text:p>
      <text:p text:style-name="P6">3) sign to remote graphical server ( 1st session ):</text:p>
      <text:p text:style-name="P6"><text:tab/>#vncviewer IPv4Addr:1</text:p>
      <text:p text:style-name="P6">4) <text:span text:style-name="T3">first connection to graphical server needs setting graphical connection password</text:span></text:p>
      <text:p text:style-name="P7">5) <text:span text:style-name="T4">after finishing work </text:span>clos<text:span text:style-name="T4">e </text:span>graphical server <text:span text:style-name="T1">( 1st session ):</text:span></text:p>
      <text:p text:style-name="P2"><text:span text:style-name="T5"><text:tab/></text:span><text:span text:style-name="T6">#ssh </text:span><text:a xlink:type="simple" xlink:href="mailto:userName@IPv4Addr" text:style-name="Internet_20_link" text:visited-style-name="Visited_20_Internet_20_Link"><text:span text:style-name="T6">userName@IPv4Addr</text:span></text:a></text:p>
      <text:p text:style-name="P7"><text:tab/>#vncserver -kill :1</text:p>
      <text:p text:style-name="P7"/>
      <text:p text:style-name="P11"><text:span text:style-name="T2">6) in some cases there are blank screen after connecting, to fix that edit file </text:span>$HOME/.vnc/xstartup</text:p>
      <text:p text:style-name="P7"><text:tab/><text:tab/>#!/bin/sh</text:p>
      <text:p text:style-name="P7"><text:tab/><text:tab/>xrdb $HOME/.Xresources</text:p>
      <text:p text:style-name="P7"><text:tab/><text:tab/><text:span text:style-name="T9">autocutsel -fork</text:span></text:p>
      <text:p text:style-name="P7"><text:tab/><text:tab/>startxfce4 &amp;</text:p>
      <text:p text:style-name="P8">7) vncserver is quite configurable – f.e. default graphical server session geometry, changing active window with tab:</text:p>
      <text:p text:style-name="P8"><text:s text:c="2"/>change default geometry at $HOME( ~ ) directory file ( or touch new file if there are no such file ):</text:p>
      <text:p text:style-name="P8"><text:tab/>#vim .vncrc</text:p>
      <text:p text:style-name="P8"><text:tab/><text:tab/>$geometry = "1600x1024";</text:p>
      <text:p text:style-name="P8"><text:s text:c="2"/>tab for active window:</text:p>
      <text:p text:style-name="P8"><text:tab/> <text:s text:c="3"/># <text:s text:c="3"/>sudo vim ~/.config/xfce4/xfconf/xfce-perchannel-xml/xfce4-keyboard-shortcuts.xml</text:p>
      <text:p text:style-name="P8"><text:s text:c="3"/>change line ~118 from:</text:p>
      <text:p text:style-name="P8"><text:tab/> <text:s text:c="3"/># <text:s text:c="3"/>&lt;property name="&amp;lt;Super&amp;gt;Tab" type="string" value="switch_window_key"/&gt;</text:p>
      <text:p text:style-name="P8"><text:s text:c="4"/>to line:</text:p>
      <text:p text:style-name="P8"><text:tab/> <text:s text:c="4"/># <text:s text:c="3"/>&lt;property name="&amp;lt;Super&amp;gt;Tab" type="empty"/&gt; </text:p>
      <text:p text:style-name="P8"><text:s text:c="4"/>restart remote graphical server</text:p>
      <text:p text:style-name="P9">8) list active ongoing vnc <text:span text:style-name="T8">graphical server</text:span> sessions:</text:p>
      <text:p text:style-name="P9"><text:tab/>#ps -ef | grep vnc</text:p>
      <text:p text:style-name="P10">9) copy text from client to server</text:p>
      <text:p text:style-name="P10"><text:tab/>#sudo aptitude install -y autocutsel</text:p>
      <text:p text:style-name="P10"><text:tab/>#vim ~/.vnc/xstartup</text:p>
      <text:p text:style-name="P10"><text:tab/><text:tab/>#autocutsel -s PRIMARY -for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08:00:39.057069204</meta:creation-date>
    <dc:date>2019-09-10T12:42:54.794684558</dc:date>
    <meta:editing-duration>PT28M13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40" meta:word-count="263" meta:character-count="1907" meta:non-whitespace-character-count="1609"/>
  </office:meta>
</office:document-meta>
</file>